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1.0412574601509" calcext:value-type="float">
            <text:p>41,0412574601509</text:p>
          </table:table-cell>
          <table:table-cell office:value-type="float" office:value="43.972244000939" calcext:value-type="float">
            <text:p>43,972244000939</text:p>
          </table:table-cell>
          <table:table-cell table:number-columns-repeated="9"/>
        </table:table-row>
        <table:table-row table:style-name="ro1">
          <table:table-cell office:value-type="float" office:value="41.8031470563734" calcext:value-type="float">
            <text:p>41,8031470563734</text:p>
          </table:table-cell>
          <table:table-cell office:value-type="float" office:value="41.1697298544094" calcext:value-type="float">
            <text:p>41,1697298544094</text:p>
          </table:table-cell>
          <table:table-cell table:number-columns-repeated="9"/>
        </table:table-row>
        <table:table-row table:style-name="ro1">
          <table:table-cell office:value-type="float" office:value="47.961832118305" calcext:value-type="float">
            <text:p>47,961832118305</text:p>
          </table:table-cell>
          <table:table-cell office:value-type="float" office:value="47.461805870788" calcext:value-type="float">
            <text:p>47,461805870788</text:p>
          </table:table-cell>
          <table:table-cell table:number-columns-repeated="9"/>
        </table:table-row>
        <table:table-row table:style-name="ro1">
          <table:table-cell office:value-type="float" office:value="42.7710845086443" calcext:value-type="float">
            <text:p>42,7710845086443</text:p>
          </table:table-cell>
          <table:table-cell office:value-type="float" office:value="46.914888560701" calcext:value-type="float">
            <text:p>46,914888560701</text:p>
          </table:table-cell>
          <table:table-cell table:number-columns-repeated="9"/>
        </table:table-row>
        <table:table-row table:style-name="ro1">
          <table:table-cell office:value-type="float" office:value="49.1405575293538" calcext:value-type="float">
            <text:p>49,1405575293538</text:p>
          </table:table-cell>
          <table:table-cell office:value-type="float" office:value="48.6025532949539" calcext:value-type="float">
            <text:p>48,6025532949539</text:p>
          </table:table-cell>
          <table:table-cell table:number-columns-repeated="9"/>
        </table:table-row>
        <table:table-row table:style-name="ro1">
          <table:table-cell office:value-type="float" office:value="47.653907482024" calcext:value-type="float">
            <text:p>47,653907482024</text:p>
          </table:table-cell>
          <table:table-cell office:value-type="float" office:value="40.6815387076005" calcext:value-type="float">
            <text:p>40,6815387076005</text:p>
          </table:table-cell>
          <table:table-cell table:number-columns-repeated="9"/>
        </table:table-row>
        <table:table-row table:style-name="ro1">
          <table:table-cell office:value-type="float" office:value="49.7438416761897" calcext:value-type="float">
            <text:p>49,7438416761897</text:p>
          </table:table-cell>
          <table:table-cell office:value-type="float" office:value="40.1042479983905" calcext:value-type="float">
            <text:p>40,1042479983905</text:p>
          </table:table-cell>
          <table:table-cell table:number-columns-repeated="9"/>
        </table:table-row>
        <table:table-row table:style-name="ro1">
          <table:table-cell office:value-type="float" office:value="48.2152063585432" calcext:value-type="float">
            <text:p>48,2152063585432</text:p>
          </table:table-cell>
          <table:table-cell office:value-type="float" office:value="45.0435433480322" calcext:value-type="float">
            <text:p>45,0435433480322</text:p>
          </table:table-cell>
          <table:table-cell table:number-columns-repeated="9"/>
        </table:table-row>
        <table:table-row table:style-name="ro1">
          <table:table-cell office:value-type="float" office:value="48.3402983476142" calcext:value-type="float">
            <text:p>48,3402983476142</text:p>
          </table:table-cell>
          <table:table-cell office:value-type="float" office:value="44.109318977043" calcext:value-type="float">
            <text:p>44,109318977043</text:p>
          </table:table-cell>
          <table:table-cell table:number-columns-repeated="9"/>
        </table:table-row>
        <table:table-row table:style-name="ro1">
          <table:table-cell office:value-type="float" office:value="47.6573234176784" calcext:value-type="float">
            <text:p>47,6573234176784</text:p>
          </table:table-cell>
          <table:table-cell office:value-type="float" office:value="41.3086996071451" calcext:value-type="float">
            <text:p>41,30869960714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499250376799068" calcext:value-type="float">
            <text:p>0,499250376799068</text:p>
          </table:table-cell>
          <table:table-cell office:value-type="float" office:value="0.854236493304817" calcext:value-type="float">
            <text:p>0,854236493304817</text:p>
          </table:table-cell>
          <table:table-cell office:value-type="float" office:value="0.959709851068397" calcext:value-type="float">
            <text:p>0,959709851068397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19.1295576440849" calcext:value-type="float">
            <text:p>19,1295576440849</text:p>
          </table:table-cell>
          <table:table-cell office:value-type="float" office:value="42.0071593498481" calcext:value-type="float">
            <text:p>42,0071593498481</text:p>
          </table:table-cell>
          <table:table-cell office:value-type="float" office:value="33.9781187844785" calcext:value-type="float">
            <text:p>33,9781187844785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64905117747325" calcext:value-type="float">
            <text:p>0,264905117747325</text:p>
          </table:table-cell>
          <table:table-cell office:value-type="float" office:value="0.159665472729561" calcext:value-type="float">
            <text:p>0,159665472729561</text:p>
          </table:table-cell>
          <table:table-cell office:value-type="float" office:value="0.28678701955355" calcext:value-type="float">
            <text:p>0,28678701955355</text:p>
          </table:table-cell>
          <table:table-cell/>
          <table:table-cell office:value-type="float" office:value="95.3391668802515" calcext:value-type="float">
            <text:p>95,3391668802515</text:p>
          </table:table-cell>
          <table:table-cell office:value-type="float" office:value="35.1251196842679" calcext:value-type="float">
            <text:p>35,1251196842679</text:p>
          </table:table-cell>
          <table:table-cell office:value-type="float" office:value="87.0553303675329" calcext:value-type="float">
            <text:p>87,055330367532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205102166590698" calcext:value-type="float">
            <text:p>0,205102166590698</text:p>
          </table:table-cell>
          <table:table-cell office:value-type="float" office:value="0.475351649816897" calcext:value-type="float">
            <text:p>0,475351649816897</text:p>
          </table:table-cell>
          <table:table-cell office:value-type="float" office:value="0.930678905200469" calcext:value-type="float">
            <text:p>0,930678905200469</text:p>
          </table:table-cell>
          <table:table-cell/>
          <table:table-cell office:value-type="float" office:value="5.88019443218788" calcext:value-type="float">
            <text:p>5,88019443218788</text:p>
          </table:table-cell>
          <table:table-cell office:value-type="float" office:value="27.3524133993562" calcext:value-type="float">
            <text:p>27,3524133993562</text:p>
          </table:table-cell>
          <table:table-cell office:value-type="float" office:value="15.1242319952587" calcext:value-type="float">
            <text:p>15,12423199525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992674230001802" calcext:value-type="float">
            <text:p>0,992674230001802</text:p>
          </table:table-cell>
          <table:table-cell office:value-type="float" office:value="0.183405295105689" calcext:value-type="float">
            <text:p>0,183405295105689</text:p>
          </table:table-cell>
          <table:table-cell office:value-type="float" office:value="0.943482609429872" calcext:value-type="float">
            <text:p>0,943482609429872</text:p>
          </table:table-cell>
          <table:table-cell/>
          <table:table-cell office:value-type="float" office:value="58.4162155066372" calcext:value-type="float">
            <text:p>58,4162155066372</text:p>
          </table:table-cell>
          <table:table-cell office:value-type="float" office:value="27.8083648146261" calcext:value-type="float">
            <text:p>27,8083648146261</text:p>
          </table:table-cell>
          <table:table-cell office:value-type="float" office:value="97.1049002076541" calcext:value-type="float">
            <text:p>97,104900207654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562369093256462" calcext:value-type="float">
            <text:p>0,562369093256462</text:p>
          </table:table-cell>
          <table:table-cell office:value-type="float" office:value="0.412661446311893" calcext:value-type="float">
            <text:p>0,412661446311893</text:p>
          </table:table-cell>
          <table:table-cell office:value-type="float" office:value="0.343841055327119" calcext:value-type="float">
            <text:p>0,343841055327119</text:p>
          </table:table-cell>
          <table:table-cell/>
          <table:table-cell office:value-type="float" office:value="72.8654681486963" calcext:value-type="float">
            <text:p>72,8654681486963</text:p>
          </table:table-cell>
          <table:table-cell office:value-type="float" office:value="64.6347714203255" calcext:value-type="float">
            <text:p>64,6347714203255</text:p>
          </table:table-cell>
          <table:table-cell office:value-type="float" office:value="15.3634986953118" calcext:value-type="float">
            <text:p>15,36349869531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*r&quot;;[.A1:.A4];2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 .*r&quot;;[.A1:.A4]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&quot;;[.A1:.A4];3)" office:value-type="string" office:string-value="" calcext:value-type="error">
            <text:p>#VALUE!</text:p>
          </table:table-cell>
          <table:table-cell office:value-type="string" calcext:value-type="string">
            <text:p>← depends on Options/Calc/Calculate/Search criteria on the whole cell</text:p>
          </table:table-cell>
          <table:table-cell table:number-columns-repeated="4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53:23.318408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1T12:51:49.728237304</dc:date>
    <meta:editing-duration>PT21H7M59S</meta:editing-duration>
    <meta:editing-cycles>122</meta:editing-cycles>
    <meta:generator>LibreOffice/24.2.7.2$Linux_X86_64 LibreOffice_project/420$Build-2</meta:generator>
    <meta:document-statistic meta:table-count="19" meta:cell-count="1208" meta:object-count="0"/>
  </office:meta>
</office:document-meta>
</file>